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01a36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.2.2. ¿Cuál es la principal diferencia entre un cuarto de comunicaciones y uno de</text:p>
      <text:p text:style-name="P1">telecomunicaciones?</text:p>
      <text:p text:style-name="Standard"/>
      <text:p text:style-name="Standard"><text:tab/><text:span text:style-name="T1">La diferencia es que un cuarto de telecomunicaciones se encarga de repartir entradas de distintos servicios externos a la organización y un cuarto de comunicaciones se encarga de repartir los cables horizontales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16-05 </meta:initial-creator>
    <meta:creation-date>2019-10-16T15:43:51.396454524</meta:creation-date>
    <dc:date>2019-10-24T16:13:16.715574311</dc:date>
    <dc:creator>I116-05 </dc:creator>
    <meta:editing-duration>PT26M32S</meta:editing-duration>
    <meta:editing-cycles>3</meta:editing-cycles>
    <meta:generator>LibreOffice/6.0.4.1$Linux_X86_64 LibreOffice_project/00m0$Build-1</meta:generator>
    <meta:document-statistic meta:table-count="0" meta:image-count="0" meta:object-count="0" meta:page-count="1" meta:paragraph-count="3" meta:word-count="47" meta:character-count="314" meta:non-whitespace-character-count="269"/>
  </office:meta>
</office:document-meta>
</file>